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AF000009AE4A271B082FBA68AF.png" manifest:media-type="image/png"/>
  <manifest:file-entry manifest:full-path="Pictures/1000000000000DAF000009AE76C9075E610C37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17cm" svg:height="13.452cm" svg:x="0.992cm" svg:y="14.961cm">
          <draw:image xlink:href="Pictures/1000000000000DAF000009AE76C9075E610C3747.png" xlink:type="simple" xlink:show="embed" xlink:actuate="onLoad" draw:mime-type="image/png">
            <text:p/>
          </draw:image>
        </draw:frame>
        <draw:frame draw:style-name="gr1" draw:text-style-name="P1" draw:layer="layout" svg:width="19.017cm" svg:height="13.452cm" svg:x="0.991cm" svg:y="1.174cm">
          <draw:image xlink:href="Pictures/1000000000000DAF000009AE4A271B082FBA68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8T10:37:18.569442110</meta:creation-date>
    <dc:date>2023-06-18T10:39:11.929143591</dc:date>
    <meta:editing-duration>PT1M54S</meta:editing-duration>
    <meta:editing-cycles>1</meta:editing-cycles>
    <meta:document-statistic meta:object-count="25"/>
    <meta:generator>LibreOffice/7.3.7.2$Linux_X86_64 LibreOffice_project/30$Build-2</meta:generator>
  </office:meta>
</office:document-meta>
</file>